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4EA72E"/>
      <style:text-properties style:font-name="Calibri" style:font-name-asian="Calibri" style:font-name-complex="Calibri"/>
    </style:style>
    <style:style style:name="ce3" style:family="table-cell" style:parent-style-name="Default" style:data-style-name="N0">
      <style:text-properties style:font-name="Calibri" style:font-name-asian="Calibri" style:font-name-complex="Calibri"/>
    </style:style>
    <style:style style:name="ce4" style:family="table-cell" style:parent-style-name="Default" style:data-style-name="N0">
      <style:table-cell-properties fo:background-color="#00B0F0"/>
      <style:text-properties style:font-name="Calibri" style:font-name-asian="Calibri" style:font-name-complex="Calibri"/>
    </style:style>
    <style:style style:name="ce5" style:family="table-cell" style:parent-style-name="Default" style:data-style-name="N0">
      <style:table-cell-properties fo:background-color="transparent"/>
    </style:style>
    <style:style style:name="ce6" style:family="table-cell" style:parent-style-name="Default" style:data-style-name="N0">
      <style:table-cell-properties fo:background-color="#00B0F0"/>
    </style:style>
    <style:style style:name="ce7" style:family="table-cell" style:parent-style-name="Default" style:data-style-name="N0">
      <style:table-cell-properties style:vertical-align="automatic" fo:wrap-option="wrap" fo:background-color="#E97132"/>
      <style:text-properties style:font-name="Calibri" style:font-name-asian="Calibri" style:font-name-complex="Calibri"/>
    </style:style>
    <style:style style:name="ce8" style:family="table-cell" style:parent-style-name="Default" style:data-style-name="N0">
      <style:table-cell-properties fo:background-color="#E97132"/>
      <style:text-properties style:font-name="Calibri" style:font-name-asian="Calibri" style:font-name-complex="Calibri"/>
    </style:style>
    <style:style style:name="ce9" style:family="table-cell" style:parent-style-name="Default" style:data-style-name="N0">
      <style:table-cell-properties style:vertical-align="automatic" fo:wrap-option="wrap" fo:background-color="#FFFF00"/>
      <style:text-properties style:font-name="Calibri" style:font-name-asian="Calibri" style:font-name-complex="Calibri"/>
    </style:style>
    <style:style style:name="ce10" style:family="table-cell" style:parent-style-name="Default" style:data-style-name="N0">
      <style:table-cell-properties fo:background-color="#FFFF00"/>
      <style:text-properties style:font-name="Calibri" style:font-name-asian="Calibri" style:font-name-complex="Calibri"/>
    </style:style>
    <style:style style:name="ce11" style:family="table-cell" style:parent-style-name="Default" style:data-style-name="N0">
      <style:table-cell-properties fo:background-color="transparent"/>
      <style:text-properties style:font-name="Calibri" style:font-name-asian="Calibri" style:font-name-complex="Calibri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Calibri" style:font-name-asian="Calibri" style:font-name-complex="Calibri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33.9301666666667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15.6pt" style:use-optimal-row-height="true" fo:break-before="auto"/>
    </style:style>
    <style:style style:name="ro3" style:family="table-row">
      <style:table-row-properties style:row-height="30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Palavras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al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marel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mig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ntig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ssa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zu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baix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bel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bo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boni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branc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apaz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a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astan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hei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hinês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la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mpri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nte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ifere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ifíci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oc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norm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scu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stran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fáci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famos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feliz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fin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for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fresc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fri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grand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igua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importa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jun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lev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limp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lin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livr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long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au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natura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neg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norma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nov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obriga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ótim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assa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equen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obr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ortuguês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ossíve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recis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re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rincipa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ron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que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ric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ec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impátic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imples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ozin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tris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últim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vel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vermel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viv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go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í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ind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li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manhã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penas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qui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ssi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té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basta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be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á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e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emasia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epois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epress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mbo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nt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ntretan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finalme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geralme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hoj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imens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já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lá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log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long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ais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a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enos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esm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ui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nad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n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ne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normalme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nunc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o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ois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ortan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ouc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rimei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quas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rapidam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mpr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i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ó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obretu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talvez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també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tan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t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tard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nquan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quan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h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ó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oh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olá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bóbo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braç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bri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ç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cide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çúc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dul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gos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águ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jud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ldei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legri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l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lmoç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ltu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lun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mizad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mo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nima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n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partamen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áre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rmári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rroz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rtig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árvor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s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tenç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tividad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to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ul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uto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v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venid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vi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vô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zei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bacalhau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bair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ban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barb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barc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barul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bata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bebé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bebid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beijin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bicicle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bif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bilhe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boa-tard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boc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boi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bol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bol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bom-di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bonec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bonec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braç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brinque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burac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abeç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abel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adern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afé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alo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am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amin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amis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amp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anç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anel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an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a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arnava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arn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ar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ar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as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asc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as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astanh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aval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ebol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enou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ent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ertez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éu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h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hav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hei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hocola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houriç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huv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idad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igar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inem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lie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lub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el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is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leg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lh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mboi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mid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mp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ncurs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nsul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n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nvers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p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raç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rd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rp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s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zinh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rem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rianç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uida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urs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a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e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e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esculp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espor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eus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ezemb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i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inhei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irei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oenç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oming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on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outo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mpres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ntrad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quip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scol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spaç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spe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studa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stu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u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xempl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fad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famíli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farinh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feij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fei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férias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fes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fil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film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fi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fina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flo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folh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forç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form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formig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forn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fras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fre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fru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fru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fun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futebo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futu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gal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ga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gem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ge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gol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gos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go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grup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guer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históri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home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ho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horári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hor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hospita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hote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idad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idei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ilh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image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iníci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invern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irm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janei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janel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jardi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jogado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jog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jove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jul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jun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la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le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legum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lei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lend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let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língu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linh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lis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liv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loca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loj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lu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lug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lum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luz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acac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adei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ai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al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amã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anei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anhã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anteig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áquin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arc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arç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argarin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ari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a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ateria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édic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e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ei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ei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e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enin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ês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es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et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inu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o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omen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ontanh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or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osc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ulh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un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useu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úsic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nata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naturez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nev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noi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nom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notíci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novemb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noz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núme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nuve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ob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ol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orige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oss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outon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outub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ov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adr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ai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aís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alav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anel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ape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ared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ar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ássa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ass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a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au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az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é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ed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eix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el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en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ergun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ern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esso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lane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lan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ó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olíci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on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or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ov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rai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ra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reç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rese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rimave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rim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roblem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rodu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rofesso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rogram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quar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queij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quin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rádi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ram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raparig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rapaz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rapos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raz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recei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regi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rei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respei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respos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restaura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revis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ri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roup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ru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ába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abo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ac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a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al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an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apa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ardinh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aú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ma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me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enho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erviç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etemb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íti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o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olda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o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on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op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or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u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um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tape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tard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televis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temperatu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temp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ter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tex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ti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tip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trabal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tronc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turm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urs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uv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valo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vend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vendedo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ven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ver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verdad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vez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viage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vid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víde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vin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vizin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vol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vontad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voz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zon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inc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ez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ois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oz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oi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quat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egun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eis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e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tercei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três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nt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esd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ura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ntr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obr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lg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lgué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lgu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quel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quil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ad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er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ss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s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u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iss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is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nenhu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ningué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ond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out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orquê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rópri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qua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qualqu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quan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que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ta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tan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to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tu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únic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br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cab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ch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contec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cord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credi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dor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gradec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jud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lmoç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m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nd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panh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parec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prend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rranj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rrum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tir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bat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beb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brinc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a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an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as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ham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heg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hor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hov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loc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meç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m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mpr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nhec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n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ntinu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nvers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rr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r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stum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zinh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resc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uid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us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anç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ecid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ei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eix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emor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esc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esculp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ev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iz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orm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nch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ncontr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ngan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ntr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ntreg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nvi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scolh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scond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sper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squec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s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stud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fal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fal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faz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fech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ferv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fic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fug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ganh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gas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gos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gri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guard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hav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inven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jan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jog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jun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lav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lembr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l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levan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lev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lig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limp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lu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and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ant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et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ex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or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orr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ostr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ud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nad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nasc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oferec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olh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ouv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ag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ar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arec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art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ass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asse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ed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eg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ens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erceb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erd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ergun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od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ô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recis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repar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rocur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ux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quer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receb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repet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respir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respond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r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ab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a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al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ec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egu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en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ent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erv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obr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ofr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onh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orr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ub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ten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t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tir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toc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tom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torn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trabalh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tra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traz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us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vend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v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vest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v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visi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viv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vo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voltar</text:p>
          </table:table-cell>
          <table:table-cell table:number-columns-repeated="16383"/>
        </table:table-row>
        <table:table-row table:number-rows-repeated="1047863" table:style-name="ro1">
          <table:table-cell table:number-columns-repeated="16384"/>
        </table:table-row>
      </table:table>
      <table:table table:name="ExpressoesAcento" table:style-name="ta2">
        <table:table-column table:style-name="co2" table:default-cell-style-name="ce1"/>
        <table:table-column table:style-name="co1" table:number-columns-repeated="16383" table:default-cell-style-name="ce1"/>
        <table:table-row table:style-name="ro1">
          <table:table-cell office:value-type="string" table:style-name="ce2">
            <text:p>(?=(b|c|ç|d|f|gu|g|ch|nh|lh|j|l|m|n|p|qu|rr|ss|t|v|x|z|pr|br|tr|dr|cr|gr|fr|vr|pl|bl|cl|gl|fl)[áàâãéèêíìîóòôúùû])</text:p>
          </table:table-cell>
          <table:table-cell office:value-type="string" table:style-name="ce3">
            <text:p>ˈ</text:p>
          </table:table-cell>
          <table:table-cell office:value-type="string" table:style-name="ce1">
            <text:p>A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(?&lt;![pbtdcgfvr])(?=r[áàâãéèêíìîóòôúùû])</text:p>
          </table:table-cell>
          <table:table-cell office:value-type="string" table:style-name="ce3">
            <text:p>ˈ</text:p>
          </table:table-cell>
          <table:table-cell office:value-type="string" table:style-name="ce1">
            <text:p>A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(?&lt;!s)(?=s[áàâãéèêíìîóòôúùû])</text:p>
          </table:table-cell>
          <table:table-cell office:value-type="string" table:style-name="ce3">
            <text:p>ˈ</text:p>
          </table:table-cell>
          <table:table-cell office:value-type="string" table:style-name="ce1">
            <text:p>A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(?=^[áàâéèêíìîóòôúùû])</text:p>
          </table:table-cell>
          <table:table-cell office:value-type="string" table:style-name="ce3">
            <text:p>ˈ</text:p>
          </table:table-cell>
          <table:table-cell office:value-type="string" table:style-name="ce1">
            <text:p>A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(?&lt;=[aeiou])(?=(ão))</text:p>
          </table:table-cell>
          <table:table-cell office:value-type="string" table:style-name="ce3">
            <text:p>ˈ</text:p>
          </table:table-cell>
          <table:table-cell office:value-type="string" table:style-name="ce1">
            <text:p>A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(?&lt;=a)(?=[íú])</text:p>
          </table:table-cell>
          <table:table-cell office:value-type="string" table:style-name="ce3">
            <text:p>ˈ</text:p>
          </table:table-cell>
          <table:table-cell office:value-type="string" table:style-name="ce1">
            <text:p>A6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(?&lt;![áàãâéèêíìîóòõôúùû].*)(?=(b|c|ç|d|f|gu|g|ch|nh|lh|j|m|n|p|q|qu|rr|ss|t|v|x|z|pr|br|tr|dr|cr|gr|fr|vr|pl|bl|cl|gl|fl)(a|e|i|o|u|ei|oi|ui|ao|au|eu|iu)[rlsz]$)</text:p>
          </table:table-cell>
          <table:table-cell office:value-type="string" table:style-name="ce3">
            <text:p>ˈ</text:p>
          </table:table-cell>
          <table:table-cell office:value-type="string" table:style-name="ce1">
            <text:p>A7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(?&lt;![áàãâéèêíìîóòõôúùû]<text:span text:style-name="T2">.*</text:span>)(?&lt;![pbtdcgfvr])(?=r(a|e|i|o|u|ei|oi|ui|ao|au|eu|iu|ou)[rlsz]$)</text:p>
          </table:table-cell>
          <table:table-cell office:value-type="string" table:style-name="ce3">
            <text:p>ˈ</text:p>
          </table:table-cell>
          <table:table-cell office:value-type="string" table:style-name="ce1">
            <text:p>A8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(?&lt;![áàãâéèêíìîóòõôúùû]<text:span text:style-name="T2">.*</text:span>)(?&lt;![pbtdcgfv])(?=l(a|e|i|o|u|ei|oi|ui|ao|au|eu|iu|ou)[rlsz]$)</text:p>
          </table:table-cell>
          <table:table-cell office:value-type="string" table:style-name="ce3">
            <text:p>ˈ</text:p>
          </table:table-cell>
          <table:table-cell office:value-type="string" table:style-name="ce1">
            <text:p>A9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(?&lt;![áàãâéèêíìîóòõôúùû]<text:span text:style-name="T2">.*</text:span>)(?&lt;!s)(?=s(a|e|i|o|u|ei|oi|ui|ao|au|eu|iu|ou)[rlsz]$)</text:p>
          </table:table-cell>
          <table:table-cell office:value-type="string" table:style-name="ce3">
            <text:p>ˈ</text:p>
          </table:table-cell>
          <table:table-cell office:value-type="string" table:style-name="ce1">
            <text:p>A10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(?&lt;![áàãâéèêíìîóòõôúùû]<text:span text:style-name="T2">.*</text:span>)(?=^[aeiou][rlsz]$)</text:p>
          </table:table-cell>
          <table:table-cell office:value-type="string" table:style-name="ce3">
            <text:p>ˈ</text:p>
          </table:table-cell>
          <table:table-cell office:value-type="string" table:style-name="ce1">
            <text:p>A11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(?&lt;![áàãâéèêíìîóòõôúùû]<text:span text:style-name="T2">.*</text:span>)(?=(b|c|ç|d|f|gu|g|ch|nh|lh|j|m|n|p|qu|rr|ss|t|v|x|z|pr|br|tr|dr|cr|gr|fr|vr|pl|bl|cl|gl|fl)ais$)</text:p>
          </table:table-cell>
          <table:table-cell office:value-type="string" table:style-name="ce3">
            <text:p>ˈ</text:p>
          </table:table-cell>
          <table:table-cell office:value-type="string" table:style-name="ce1">
            <text:p>A12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(?&lt;![áàãâéèêíìîóòõôúùû]<text:span text:style-name="T2">.*</text:span>)(?&lt;=a)(?=i[r]$)</text:p>
          </table:table-cell>
          <table:table-cell office:value-type="string" table:style-name="ce3">
            <text:p>ˈ</text:p>
          </table:table-cell>
          <table:table-cell office:value-type="string" table:style-name="ce1">
            <text:p>A13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(?&lt;![áàãâéèêíìîóòõôúùû]<text:span text:style-name="T2">.*</text:span>)(?&lt;=[ieo])(?=[aeo][rszl]$)</text:p>
          </table:table-cell>
          <table:table-cell office:value-type="string" table:style-name="ce3">
            <text:p>ˈ</text:p>
          </table:table-cell>
          <table:table-cell office:value-type="string" table:style-name="ce1">
            <text:p>A14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(?&lt;![áàãâéèêíìîóòõôúùû]<text:span text:style-name="T2">.*</text:span>)(?&lt;=[bcçdfhjklmnpsrtvxwz]u)(?=a[rszl]$)</text:p>
          </table:table-cell>
          <table:table-cell office:value-type="string" table:style-name="ce3">
            <text:p>ˈ</text:p>
          </table:table-cell>
          <table:table-cell office:value-type="string" table:style-name="ce1">
            <text:p>A15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(?&lt;![áàãâéèêíìîóòõôúùû]<text:span text:style-name="T2">.*</text:span>)(?=(b|c|ç|d|f|gu|g|ch|nh|lh|j|m|n|p|qu|rr|ss|t|v|x|z|pr|br|tr|dr|cr|gr|fr|vr|pl|bl|cl|gl|fl)(ai|ei|oi|ui|ao|au|eu|iu|ou)$)</text:p>
          </table:table-cell>
          <table:table-cell office:value-type="string" table:style-name="ce3">
            <text:p>ˈ</text:p>
          </table:table-cell>
          <table:table-cell office:value-type="string" table:style-name="ce1">
            <text:p>A16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(?&lt;![áàãâéèêíìîóòõôúùû]<text:span text:style-name="T2">.*</text:span>)(?&lt;![pbtdcgfvr])(?=r(ai|ei|oi|ui|ao|au|eu|iu|ou)$)</text:p>
          </table:table-cell>
          <table:table-cell office:value-type="string" table:style-name="ce3">
            <text:p>ˈ</text:p>
          </table:table-cell>
          <table:table-cell office:value-type="string" table:style-name="ce1">
            <text:p>A17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(?&lt;![áàãâéèêíìîóòõôúùû].*)(?&lt;!s)(?=s(ai|ei|oi|ui|ao|au|eu|iu|ou)$)</text:p>
          </table:table-cell>
          <table:table-cell office:value-type="string" table:style-name="ce3">
            <text:p>ˈ</text:p>
          </table:table-cell>
          <table:table-cell office:value-type="string" table:style-name="ce5">
            <text:p>A18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(?&lt;![áàãâéèêíìîóòõôúùû].*)(?=^(ai|ei|oi|ui|au|eu|iu|ou)$)</text:p>
          </table:table-cell>
          <table:table-cell office:value-type="string" table:style-name="ce3">
            <text:p>ˈ</text:p>
          </table:table-cell>
          <table:table-cell office:value-type="string" table:style-name="ce5">
            <text:p>A19</text:p>
          </table:table-cell>
          <table:table-cell table:number-columns-repeated="16381" table:style-name="ce5"/>
        </table:table-row>
        <table:table-row table:style-name="ro1">
          <table:table-cell office:value-type="string" table:style-name="ce4">
            <text:p>(?&lt;![áàãâéèêíìîóòõôúùû].*)(?=(b|c|ç|d|f|gu|g|ch|nh|lh|j|m|n|p|qu|rr|ss|t|v|x|z|pr|br|tr|dr|cr|gr|fr|vr|pl|bl|cl|gl|fl)[aiou][m]$)</text:p>
          </table:table-cell>
          <table:table-cell office:value-type="string" table:style-name="ce3">
            <text:p>ˈ</text:p>
          </table:table-cell>
          <table:table-cell office:value-type="string" table:style-name="ce5">
            <text:p>A20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(?&lt;![áàãâéèêíìîóòõôúùû].*)(?=^[hlrs][aiou][m]$)</text:p>
          </table:table-cell>
          <table:table-cell office:value-type="string" table:style-name="ce3">
            <text:p>ˈ</text:p>
          </table:table-cell>
          <table:table-cell office:value-type="string" table:style-name="ce5">
            <text:p>A21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(?&lt;![áàãâéèêíìîóòõôúùû].*)(?=^(b|c|ç|d|f|gu|g|ch|j|m|n|p|qu|r|s|t|v|x|z|pr|br|tr|dr|cr|gr|fr|vr|pl|bl|cl|gl|fl)(em)$)</text:p>
          </table:table-cell>
          <table:table-cell office:value-type="string" table:style-name="ce4">
            <text:p>ˈ</text:p>
          </table:table-cell>
          <table:table-cell office:value-type="string" table:style-name="ce6">
            <text:p>A22</text:p>
          </table:table-cell>
          <table:table-cell table:number-columns-repeated="16381" table:style-name="ce6"/>
        </table:table-row>
        <table:table-row table:style-name="ro1">
          <table:table-cell office:value-type="string" table:style-name="ce4">
            <text:p>(?&lt;![áàãâéèêíìîóòõôúùû].*)(?=(b|c|ç|d|f|gu|g|ch|nh|lh|j|l|m|n|p|qu|r|rr|s|ss|t|v|x|z|pr|br|tr|dr|cr|gr|fr|vr|pl|bl|cl|gl|fl)[i]$)</text:p>
          </table:table-cell>
          <table:table-cell office:value-type="string" table:style-name="ce4">
            <text:p>ˈ</text:p>
          </table:table-cell>
          <table:table-cell office:value-type="string" table:style-name="ce5">
            <text:p>A23</text:p>
          </table:table-cell>
          <table:table-cell table:number-columns-repeated="16381" table:style-name="ce6"/>
        </table:table-row>
        <table:table-row table:style-name="ro3">
          <table:table-cell office:value-type="string" table:style-name="ce7">
            <text:p>(?&lt;![áàãâéèêíìîóòõôúùû]<text:span text:style-name="T2">.*</text:span>)(?=(b|c|ç|d|f|gu|g|ch|nh|lh|j|m|n|p|qu|rr|ss|t|v|x|z|pr|br|tr|dr|cr|gr|fr|vr|pl|bl|cl|gl|fl)(a|e|i|o|u|ai|ei|oi|ui|ao|au|eu|iu|ou)(b|c|ç|d|f|gu|g|ch|nh|lh|j|l|m|n|p|qu|r|rr|s|ss|t|v|x|z|pr|br|tr|dr|cr|gr|fr|vr|pl|bl|cl|gl|fl)[aoe]$)</text:p>
          </table:table-cell>
          <table:table-cell office:value-type="string" table:style-name="ce3">
            <text:p>ˈ</text:p>
          </table:table-cell>
          <table:table-cell office:value-type="string" table:style-name="ce5">
            <text:p>A24</text:p>
          </table:table-cell>
          <table:table-cell table:number-columns-repeated="16381" table:style-name="ce5"/>
        </table:table-row>
        <table:table-row table:style-name="ro2">
          <table:table-cell office:value-type="string" table:style-name="ce8">
            <text:p>(?&lt;![áàãâéèêíìîóòõôúùû]<text:span text:style-name="T2">.*</text:span>)(?&lt;![pbtdcgfvr])(?=r(a|e|i|o|u|ai|ei|oi|ui|ao|au|eu|iu|ou)(b|c|ç|d|f|gu|g|ch|nh|lh|j|l|m|n|p|qu|r|rr|s|ss|t|v|x|z|pr|br|tr|dr|cr|gr|fr|vr|pl|bl|cl|gl|fl)[aoe]$)</text:p>
          </table:table-cell>
          <table:table-cell office:value-type="string" table:style-name="ce3">
            <text:p>ˈ</text:p>
          </table:table-cell>
          <table:table-cell office:value-type="string" table:style-name="ce5">
            <text:p>A25</text:p>
          </table:table-cell>
          <table:table-cell table:number-columns-repeated="16381"/>
        </table:table-row>
        <table:table-row table:style-name="ro2">
          <table:table-cell office:value-type="string" table:style-name="ce8">
            <text:p>(?&lt;![áàãâéèêíìîóòõôúùû]<text:span text:style-name="T2">.*</text:span>)(?&lt;![pbtdcgfv])(?=l(a|e|i|o|u|ai|ei|oi|ui|ao|au|eu|iu|ou)(b|c|ç|d|f|gu|g|ch|nh|lh|j|l|m|n|p|qu|r|rr|s|ss|t|v|x|z|pr|br|tr|dr|cr|gr|fr|vr|pl|bl|cl|gl|fl)[aoe]$)</text:p>
          </table:table-cell>
          <table:table-cell office:value-type="string" table:style-name="ce3">
            <text:p>ˈ</text:p>
          </table:table-cell>
          <table:table-cell office:value-type="string" table:style-name="ce5">
            <text:p>A26</text:p>
          </table:table-cell>
          <table:table-cell table:number-columns-repeated="16381"/>
        </table:table-row>
        <table:table-row table:style-name="ro2">
          <table:table-cell office:value-type="string" table:style-name="ce8">
            <text:p>(?&lt;![áàãâéèêíìîóòõôúùû]<text:span text:style-name="T2">.*</text:span>)(?&lt;!s)(?=s(a|e|i|o|u|ai|ei|oi|ui|ao|au|eu|iu|ou)(b|c|ç|d|f|gu|g|ch|nh|lh|j|l|m|n|p|qu|r|rr|s|ss|t|v|x|z|pr|br|tr|dr|cr|gr|fr|vr|pl|bl|cl|gl|fl)[aoe]$)</text:p>
          </table:table-cell>
          <table:table-cell office:value-type="string" table:style-name="ce3">
            <text:p>ˈ</text:p>
          </table:table-cell>
          <table:table-cell office:value-type="string" table:style-name="ce5">
            <text:p>A27</text:p>
          </table:table-cell>
          <table:table-cell table:number-columns-repeated="16381"/>
        </table:table-row>
        <table:table-row table:style-name="ro2">
          <table:table-cell office:value-type="string" table:style-name="ce8">
            <text:p>(?&lt;![áàãâéèêíìîóòõôúùû]<text:span text:style-name="T2">.*</text:span>)(?&lt;![cln])(?=h(a|e|i|o|u|ai|ei|oi|ui|ao|au|eu|iu|ou)(b|c|ç|d|f|gu|g|ch|nh|lh|j|l|m|n|p|qu|r|rr|s|ss|t|v|x|z|pr|br|tr|dr|cr|gr|fr|vr|pl|bl|cl|gl|fl)[aoe]$)</text:p>
          </table:table-cell>
          <table:table-cell office:value-type="string" table:style-name="ce3">
            <text:p>ˈ</text:p>
          </table:table-cell>
          <table:table-cell office:value-type="string" table:style-name="ce5">
            <text:p>A28</text:p>
          </table:table-cell>
          <table:table-cell table:number-columns-repeated="16381"/>
        </table:table-row>
        <table:table-row table:style-name="ro2">
          <table:table-cell office:value-type="string" table:style-name="ce8">
            <text:p>(?&lt;![áàãâéèêíìîóòõôúùû]<text:span text:style-name="T2">.*</text:span>)(?=(b|c|ç|d|f|gu|g|ch|nh|lh|j|m|n|p|qu|rr|ss|t|v|x|z|pr|br|tr|dr|cr|gr|fr|vr|pl|bl|cl|gl|fl)(a|e|i|o|u|ai|ei|oi|ui|ao|au|eu|iu|ou)[lrsx](b|c|ç|d|f|gu|g|ch|nh|lh|j|m|n|p|qu|rr|ss|t|v|x|z|pr|br|tr|dr|cr|gr|fr|vr|pl|bl|cl|gl|fl)[aoe]$)</text:p>
          </table:table-cell>
          <table:table-cell office:value-type="string" table:style-name="ce3">
            <text:p>ˈ</text:p>
          </table:table-cell>
          <table:table-cell office:value-type="string" table:style-name="ce5">
            <text:p>A2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(?&lt;![áàãâéèêíìîóòõôúùû].*)(?=(b|c|ç|d|f|gu|g|ch|nh|lh|j|m|n|p|qu|rr|ss|t|v|x|z|pr|br|tr|dr|cr|gr|fr|vr|pl|bl|cl|gl|fl)(a|e|i|o|u|ai|ei|oi|ui|ao|au|eu|iu|ou)[r][ls][aoe]$)</text:p>
          </table:table-cell>
          <table:table-cell office:value-type="string" table:style-name="ce3">
            <text:p>ˈ</text:p>
          </table:table-cell>
          <table:table-cell office:value-type="string" table:style-name="ce5">
            <text:p>A30</text:p>
          </table:table-cell>
          <table:table-cell table:number-columns-repeated="16381"/>
        </table:table-row>
        <table:table-row table:style-name="ro2">
          <table:table-cell office:value-type="string" table:style-name="ce8">
            <text:p>(?&lt;![áàãâéèêíìîóòõôúùû]<text:span text:style-name="T2">.*</text:span>)(?&lt;![pbtdcgfv])(?=l(a|e|i|o|u|ai|ei|oi|ui|ao|au|eu|iu|ou)[lrs](b|c|ç|d|f|gu|g|ch|nh|lh|j|m|n|p|qu|rr|ss|t|v|x|z|pr|br|tr|dr|cr|gr|fr|vr|pl|bl|cl|gl|fl)[aoe]$)</text:p>
          </table:table-cell>
          <table:table-cell office:value-type="string" table:style-name="ce3">
            <text:p>ˈ</text:p>
          </table:table-cell>
          <table:table-cell office:value-type="string" table:style-name="ce5">
            <text:p>A31</text:p>
          </table:table-cell>
          <table:table-cell table:number-columns-repeated="16381"/>
        </table:table-row>
        <table:table-row table:style-name="ro2">
          <table:table-cell office:value-type="string" table:style-name="ce8">
            <text:p>(?&lt;![áàãâéèêíìîóòõôúùû]<text:span text:style-name="T2">.*</text:span>)(?&lt;!s)(?=s(a|e|i|o|u|ai|ei|oi|ui|ao|au|eu|iu|ou)[lrs](b|c|ç|d|f|gu|g|ch|nh|lh|j|m|n|p|qu|rr|ss|t|v|x|z|pr|br|tr|dr|cr|gr|fr|vr|pl|bl|cl|gl|fl)[aoe]$)</text:p>
          </table:table-cell>
          <table:table-cell office:value-type="string" table:style-name="ce3">
            <text:p>ˈ</text:p>
          </table:table-cell>
          <table:table-cell office:value-type="string" table:style-name="ce5">
            <text:p>A32</text:p>
          </table:table-cell>
          <table:table-cell table:number-columns-repeated="16381"/>
        </table:table-row>
        <table:table-row table:style-name="ro2">
          <table:table-cell office:value-type="string" table:style-name="ce8">
            <text:p>(?&lt;![áàãâéèêíìîóòõôúùû]<text:span text:style-name="T2">.*</text:span>)(?&lt;![cln])(?=h(a|e|i|o|u|ai|ei|oi|ui|ao|au|eu|iu|ou)[lrs](b|c|ç|d|f|gu|g|ch|nh|lh|j|m|n|p|qu|rr|ss|t|v|x|z|pr|br|tr|dr|cr|gr|fr|vr|pl|bl|cl|gl|fl)[aoe]$)</text:p>
          </table:table-cell>
          <table:table-cell office:value-type="string" table:style-name="ce3">
            <text:p>ˈ</text:p>
          </table:table-cell>
          <table:table-cell office:value-type="string" table:style-name="ce5">
            <text:p>A33</text:p>
          </table:table-cell>
          <table:table-cell table:number-columns-repeated="16381"/>
        </table:table-row>
        <table:table-row table:style-name="ro3">
          <table:table-cell office:value-type="string" table:style-name="ce7">
            <text:p>(?&lt;![áàãâéèêíìîóòõôúùû]<text:span text:style-name="T2">.*</text:span>)(?=(b|c|ç|d|f|gu|g|ch|nh|lh|j|m|n|p|qu|rr|ss|t|v|x|z|pr|br|tr|dr|cr|gr|fr|vr|pl|bl|cl|gl|fl)[aeiou][mn](b|c|ç|d|f|gu|g|ch|nh|lh|j|l|m|n|p|qu|r|rr|s|ss|t|v|x|z|pr|br|tr|dr|cr|gr|fr|vr|pl|bl|cl|gl|fl)[aoe]$)</text:p>
          </table:table-cell>
          <table:table-cell office:value-type="string" table:style-name="ce3">
            <text:p>ˈ</text:p>
          </table:table-cell>
          <table:table-cell office:value-type="string" table:style-name="ce5">
            <text:p>A34</text:p>
          </table:table-cell>
          <table:table-cell table:number-columns-repeated="16381"/>
        </table:table-row>
        <table:table-row table:style-name="ro2">
          <table:table-cell office:value-type="string" table:style-name="ce7">
            <text:p>(?&lt;![áàãâéèêíìîóòõôúùû]<text:span text:style-name="T2">.*</text:span>)(?&lt;![pbtdcgfvr])(?=r[aeiou][mn](b|c|ç|d|f|gu|g|ch|nh|lh|j|l|m|n|p|qu|r|rr|s|ss|t|v|x|z|pr|br|tr|dr|cr|gr|fr|vr|pl|bl|cl|gl|fl)[aoe]$)</text:p>
          </table:table-cell>
          <table:table-cell office:value-type="string" table:style-name="ce3">
            <text:p>ˈ</text:p>
          </table:table-cell>
          <table:table-cell office:value-type="string" table:style-name="ce5">
            <text:p>A35</text:p>
          </table:table-cell>
          <table:table-cell table:number-columns-repeated="16381"/>
        </table:table-row>
        <table:table-row table:style-name="ro2">
          <table:table-cell office:value-type="string" table:style-name="ce8">
            <text:p>(?&lt;![áàãâéèêíìîóòõôúùû]<text:span text:style-name="T2">.*</text:span>)(?&lt;![pbtdcgfv])(?=l[aeiou][mn](b|c|ç|d|f|gu|g|ch|nh|lh|j|l|m|n|p|qu|r|rr|s|ss|t|v|x|z|pr|br|tr|dr|cr|gr|fr|vr|pl|bl|cl|gl|fl)[aoe]$)</text:p>
          </table:table-cell>
          <table:table-cell office:value-type="string" table:style-name="ce3">
            <text:p>ˈ</text:p>
          </table:table-cell>
          <table:table-cell office:value-type="string" table:style-name="ce5">
            <text:p>A36</text:p>
          </table:table-cell>
          <table:table-cell table:number-columns-repeated="16381"/>
        </table:table-row>
        <table:table-row table:style-name="ro2">
          <table:table-cell office:value-type="string" table:style-name="ce8">
            <text:p>(?&lt;![áàãâéèêíìîóòõôúùû]<text:span text:style-name="T2">.*</text:span>)(?&lt;!s)(?=s[aeiou][mn](b|c|ç|d|f|gu|g|ch|nh|lh|j|l|m|n|p|qu|r|rr|s|ss|t|v|x|z|pr|br|tr|dr|cr|gr|fr|vr|pl|bl|cl|gl|fl)[aoe]$)</text:p>
          </table:table-cell>
          <table:table-cell office:value-type="string" table:style-name="ce3">
            <text:p>ˈ</text:p>
          </table:table-cell>
          <table:table-cell office:value-type="string" table:style-name="ce5">
            <text:p>A37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(?&lt;![áàãâéèêíìîóòõôúùû].*)(?=(b|c|ç|d|f|gu|g|ch|nh|lh|j|m|n|p|qu|rr|ss|t|v|x|z|pr|br|tr|dr|cr|gr|fr|vr|pl|bl|cl|gl|fl)(ai|ei|oi|ui|ao|au|eu|iu)[aoe]$)</text:p>
          </table:table-cell>
          <table:table-cell office:value-type="string" table:style-name="ce3">
            <text:p>ˈ</text:p>
          </table:table-cell>
          <table:table-cell office:value-type="string" table:style-name="ce5">
            <text:p>A3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(?&lt;![áàãâéèêíìîóòõôúùû].*)(?=(b|c|ç|d|f|gu|g|ch|nh|lh|j|m|n|l|p|qu|rr|ss|t|v|x|z|pr|br|tr|dr|cr|gr|fr|vr|pl|bl|cl|gl|fl)[ieo][aoe]$)</text:p>
          </table:table-cell>
          <table:table-cell office:value-type="string" table:style-name="ce3">
            <text:p>ˈ</text:p>
          </table:table-cell>
          <table:table-cell office:value-type="string" table:style-name="ce5">
            <text:p>A39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(?&lt;![áàãâéèêíìîóòõôúùû].*)(?&lt;![pbtdcgfvr])(?=r[ieo][aoe]$)</text:p>
          </table:table-cell>
          <table:table-cell office:value-type="string" table:style-name="ce3">
            <text:p>ˈ</text:p>
          </table:table-cell>
          <table:table-cell office:value-type="string" table:style-name="ce5">
            <text:p>A40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(?&lt;![áàãâéèêíìîóòõôúùû].*)(?&lt;![pbtdcgfvr])(?=r[u][aoe]$)</text:p>
          </table:table-cell>
          <table:table-cell office:value-type="string" table:style-name="ce3">
            <text:p>ˈ</text:p>
          </table:table-cell>
          <table:table-cell office:value-type="string" table:style-name="ce5">
            <text:p>A41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(?&lt;![áàãâéèêíìîóòõôúùû].*)(?&lt;![pbtdcgfv])(?=l[u][aoe]$)</text:p>
          </table:table-cell>
          <table:table-cell office:value-type="string" table:style-name="ce3">
            <text:p>ˈ</text:p>
          </table:table-cell>
          <table:table-cell office:value-type="string" table:style-name="ce5">
            <text:p>A42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(?&lt;![áàãâéèêíìîóòõôúùû].*)(?=^(a|e|i|o|u|ai|ei|oi|ui|ao|au|eu|iu|ou)(b|c|ç|d|f|gu|g|ch|nh|lh|j|l|m|n|p|qu|r|rr|s|ss|t|v|x|z|pr|br|tr|dr|cr|gr|fr|vr|pl|bl|cl|gl|fl)[aoe]$)</text:p>
          </table:table-cell>
          <table:table-cell office:value-type="string" table:style-name="ce3">
            <text:p>ˈ</text:p>
          </table:table-cell>
          <table:table-cell office:value-type="string" table:style-name="ce5">
            <text:p>A43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(?&lt;![áàãâéèêíìîóòõôúùû].*)(?=^(a|e|i|o|u|ai|ei|oi|ui|ao|au|eu|iu|ou)[lrs](b|c|ç|d|f|gu|g|ch|nh|lh|j|l|m|n|p|qu|r|rr|s|ss|t|v|x|z|pr|br|tr|dr|cr|gr|fr|vr|pl|bl|cl|gl|fl)[aoe]$)</text:p>
          </table:table-cell>
          <table:table-cell office:value-type="string" table:style-name="ce3">
            <text:p>ˈ</text:p>
          </table:table-cell>
          <table:table-cell office:value-type="string" table:style-name="ce5">
            <text:p>A44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(?&lt;![áàãâéèêíìîóòõôúùû].*)(?=^[aeiou][mn](b|c|ç|d|f|gu|g|ch|nh|lh|j|l|m|n|p|qu|r|rr|s|ss|t|v|x|z|pr|br|tr|dr|cr|gr|fr|vr|pl|bl|cl|gl|fl)[aoe]$)</text:p>
          </table:table-cell>
          <table:table-cell office:value-type="string" table:style-name="ce3">
            <text:p>ˈ</text:p>
          </table:table-cell>
          <table:table-cell office:value-type="string" table:style-name="ce5">
            <text:p>A4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(?&lt;![áàãâéèêíìîóòõôúùû].*)(?&lt;=[ieo])(?=[aeo](b|c|ç|d|f|gu|g|ch|nh|lh|j|l|m|n|p|qu|r|rr|s|ss|t|v|x|z|pr|br|tr|dr|cr|gr|fr|vr|pl|bl|cl|gl|fl)[aoe]$)</text:p>
          </table:table-cell>
          <table:table-cell office:value-type="string" table:style-name="ce3">
            <text:p>ˈ</text:p>
          </table:table-cell>
          <table:table-cell office:value-type="string" table:style-name="ce5">
            <text:p>A46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(?&lt;![áàãâéèêíìîóòõôúùû].*)(?&lt;=[aeio])(?=[aeiou][mn](b|c|ç|d|f|gu|g|ch|nh|lh|j|l|m|n|p|qu|r|rr|s|ss|t|v|x|z|pr|br|tr|dr|cr|gr|fr|vr|pl|bl|cl|gl|fl)[aoe]$)</text:p>
          </table:table-cell>
          <table:table-cell office:value-type="string" table:style-name="ce3">
            <text:p>ˈ</text:p>
          </table:table-cell>
          <table:table-cell office:value-type="string" table:style-name="ce5">
            <text:p>A47</text:p>
          </table:table-cell>
          <table:table-cell table:number-columns-repeated="16381"/>
        </table:table-row>
        <table:table-row table:style-name="ro3">
          <table:table-cell office:value-type="string" table:style-name="ce9">
            <text:p>(?&lt;![áàãâéèêíìîóòõôúùû]<text:span text:style-name="T2">.*</text:span>)(?=(b|c|ç|d|f|gu|g|ch|nh|lh|j|m|n|p|qu|rr|ss|t|v|x|z|pr|br|tr|dr|cr|gr|fr|vr|pl|bl|cl|gl|fl)(a|e|i|o|u|ai|ei|oi|ui|ao|au|eu|iu|ou)(b|c|ç|d|f|gu|g|ch|nh|lh|j|l|m|n|p|qu|r|rr|s|ss|t|v|x|z|pr|br|tr|dr|cr|gr|fr|vr|pl|bl|cl|gl|fl)(em)$)</text:p>
          </table:table-cell>
          <table:table-cell office:value-type="string" table:style-name="ce3">
            <text:p>ˈ</text:p>
          </table:table-cell>
          <table:table-cell office:value-type="string" table:style-name="ce5">
            <text:p>A48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(?&lt;![áàãâéèêíìîóòõôúùû].*)(?&lt;![pbtdcgfvr])(?=r(a|e|i|o|u|ai|ei|oi|ui|ao|au|eu|iu|ou)(b|c|ç|d|f|gu|g|ch|nh|lh|j|l|m|n|p|qu|r|rr|s|ss|t|v|x|z|pr|br|tr|dr|cr|gr|fr|vr|pl|bl|cl|gl|fl)(em)$)</text:p>
          </table:table-cell>
          <table:table-cell office:value-type="string" table:style-name="ce3">
            <text:p>ˈ</text:p>
          </table:table-cell>
          <table:table-cell office:value-type="string" table:style-name="ce5">
            <text:p>A49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(?&lt;![áàãâéèêíìîóòõôúùû].*)(?&lt;![pbtdcgfv])(?=l(a|e|i|o|u|ai|ei|oi|ui|ao|au|eu|iu|ou)(b|c|ç|d|f|gu|g|ch|nh|lh|j|l|m|n|p|qu|r|rr|s|ss|t|v|x|z|pr|br|tr|dr|cr|gr|fr|vr|pl|bl|cl|gl|fl)(em)$)</text:p>
          </table:table-cell>
          <table:table-cell office:value-type="string" table:style-name="ce3">
            <text:p>ˈ</text:p>
          </table:table-cell>
          <table:table-cell office:value-type="string" table:style-name="ce5">
            <text:p>A50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(?&lt;![áàãâéèêíìîóòõôúùû].*)(?&lt;!s)(?=s(a|e|i|o|u|ai|ei|oi|ui|ao|au|eu|iu|ou)(b|c|ç|d|f|gu|g|ch|nh|lh|j|l|m|n|p|qu|r|rr|s|ss|t|v|x|z|pr|br|tr|dr|cr|gr|fr|vr|pl|bl|cl|gl|fl)(em)$)</text:p>
          </table:table-cell>
          <table:table-cell office:value-type="string" table:style-name="ce3">
            <text:p>ˈ</text:p>
          </table:table-cell>
          <table:table-cell office:value-type="string" table:style-name="ce5">
            <text:p>A51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(?&lt;![áàãâéèêíìîóòõôúùû].*)(?&lt;![cln])(?=h(a|e|i|o|u|ai|ei|oi|ui|ao|au|eu|iu|ou)(b|c|ç|d|f|gu|g|ch|nh|lh|j|l|m|n|p|qu|r|rr|s|ss|t|v|x|z|pr|br|tr|dr|cr|gr|fr|vr|pl|bl|cl|gl|fl)(em)$)</text:p>
          </table:table-cell>
          <table:table-cell office:value-type="string" table:style-name="ce3">
            <text:p>ˈ</text:p>
          </table:table-cell>
          <table:table-cell office:value-type="string" table:style-name="ce5">
            <text:p>A52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(?&lt;![áàãâéèêíìîóòõôúùû].*)(?&lt;=[ieo])(?=[aeo](b|c|ç|d|f|gu|g|ch|nh|lh|j|l|m|n|p|qu|r|rr|s|ss|t|v|x|z|pr|br|tr|dr|cr|gr|fr|vr|pl|bl|cl|gl|fl)(em)$)</text:p>
          </table:table-cell>
          <table:table-cell office:value-type="string" table:style-name="ce3">
            <text:p>ˈ</text:p>
          </table:table-cell>
          <table:table-cell office:value-type="string" table:style-name="ce5">
            <text:p>A53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(?&lt;![áàãâéèêíìîóòõôúùû].*)(?=^(ah|oh)$)</text:p>
          </table:table-cell>
          <table:table-cell office:value-type="string" table:style-name="ce3">
            <text:p>ˈ</text:p>
          </table:table-cell>
          <table:table-cell office:value-type="string" table:style-name="ce5">
            <text:p>A54</text:p>
          </table:table-cell>
          <table:table-cell table:number-columns-repeated="16381"/>
        </table:table-row>
        <table:table-row table:style-name="ro1">
          <table:table-cell table:style-name="ce11"/>
          <table:table-cell office:value-type="string" table:style-name="ce3">
            <text:p>ˈ</text:p>
          </table:table-cell>
          <table:table-cell table:style-name="ce1"/>
          <table:table-cell table:number-columns-repeated="16381" table:style-name="ce5"/>
        </table:table-row>
        <table:table-row table:style-name="ro1">
          <table:table-cell table:style-name="ce1"/>
          <table:table-cell table:style-name="ce3"/>
          <table:table-cell table:number-columns-repeated="16382" table:style-name="ce1"/>
        </table:table-row>
        <table:table-row table:number-rows-repeated="1048520" table:style-name="ro1">
          <table:table-cell table:number-columns-repeated="16384"/>
        </table:table-row>
      </table:table>
      <table:database-ranges>
        <table:database-range table:target-range-address="Palavras.A1:Palavras.A713" table:display-filter-buttons="true">
          <table:filter>
            <table:filter-or>
              <table:filter-condition table:field-number="0" table:value="sem" table:operator="="/>
              <table:filter-condition table:field-number="0" table:value="semana" table:operator="="/>
              <table:filter-condition table:field-number="0" table:value="semente" table:operator="="/>
              <table:filter-condition table:field-number="0" table:value="sempre" table:operator="="/>
            </table:filter-or>
          </table:filter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623</meta:generator>
    <dc:creator>Leonor Martins</dc:creator>
    <dc:date>2025-04-21T18:58:26Z</dc:date>
  </office:meta>
</office:document-meta>
</file>